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text-properties style:font-name="Georgia" fo:font-size="14pt" style:font-size-asian="14pt" style:font-size-complex="14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paragraph-properties fo:text-align="center" style:justify-single-word="false"/>
      <style:text-properties style:font-name="Georgia" fo:font-size="10.5pt" style:font-size-asian="10.5pt" style:font-size-complex="10.5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lts of Righteousness</text:p>
      <text:p text:style-name="P3"/>
      <text:p text:style-name="P2"><text:span text:style-name="T1">Read:</text:span> <text:s/>Job 1:1-12; 2:1-7a</text:p>
      <text:p text:style-name="P2"><text:s/></text:p>
      <text:p text:style-name="P2"><text:span text:style-name="T1">Text:</text:span> Job 2:3 “And the LORD said unto Satan, Hast thou considered my servant Job, that there is none like him in the earth, a perfect and an upright man, one that feareth God, and escheweth evil? <text:s/>and still he holdeth fast his integrity, although thou movedst me against him, to destroy him without cause.”</text:p>
      <text:p text:style-name="P2"/>
      <text:p text:style-name="P2"><text:span text:style-name="T1">Introduction:</text:span> Because Job was a close friend with God, he was the arch enemy of satan. <text:s/>A Christian who lives separate from the world and close to God can expect to be targeted by satan. <text:s/>I Corinthians 10:13 says "There hath no temptation taken you but such as is common to man: but God is faithful, who will not suffer you to be tempted above that ye are able; but will with the temptation also make a way to escape, that ye may be able to bear it." God doesn’t allow suffering or temptation that cannot be defeated or escaped from.<text:line-break/> <text:s/>Before Job’s time of suffering he was known as a good man. <text:s/>After his time of suffering He was known as a Godly man.</text:p>
      <text:p text:style-name="P2"><text:s text:c="2"/>Romans 8:28 says "And we know that all things work together for good to them that love God, to them who are the called according to his purpose."</text:p>
      <text:p text:style-name="P2"><text:s text:c="2"/>I want to talk today about some advantages of the negatives of the righteous life.</text:p>
      <text:p text:style-name="P2"/>
      <text:p text:style-name="P2"><text:span text:style-name="T1">I. The advantage of having an adversary:</text:span> Matthew 5:44-45 “But I say unto you, Love your enemies, bless them that curse you, do good to them that hate you, and pray for them which despitefully use you, and persecute you; That ye may be the children of your Father which is in heaven: for he maketh his sun to rise on the evil and on the good, and sendeth rain on the just and on the unjust.” <text:s/>Let me make a pro-found statement here: “You can’t love your enemies if you have no enemies.” Having an adversary provides the ability to bring glory to God by demon-strating God’s love in negative situations.</text:p>
      <text:p text:style-name="P2"><text:s text:c="2"/>A weight lifter will always lift more in competition than he has lifted in preparation. <text:s/>A fighter will fight better and longer in an actual match than when he is practicing. <text:s/>Many a ball player plays at a higher level when the game is on the line than when they are far ahead.<text:tab/></text:p>
      <text:p text:style-name="P2"><text:tab/></text:p>
      <text:p text:style-name="P2"><text:span text:style-name="T1">II. The advantage of being afflicted:</text:span> In II Corinthians 12 Paul talks about being buffeted by a messenger of satan. <text:s/>No one knows exactly what that means. It could have been a physical illness, a person that was bothersome to a high degree, depression, or an actual demonic presence. After Paul had prayed several times about it God responds: <text:s/>“My grace is sufficient for thee: for my strength is made perfect in weakness.” <text:s/>Paul then reacts to God’s response like this: “Most gladly therefore will I rather glory in my infirmities, that the power of Christ may rest upon me. There-fore I take pleasure in infirmities, in reproaches, in necessities, in persecutions, in distresses for Christ's sake: for when I am weak, then am I strong.”</text:p>
      <text:p text:style-name="P2"><text:s text:c="2"/>Do you remember the woman in Luke 8? <text:s/>She had been sick for 12 years. She spent all her money on doctors and found no relief. <text:s/>Her sickness was so severe that she was willing to give the stranger from Galilee a try. <text:s/>This woman may never have found Jesus if she had found a good doctor first. It was her affliction that caused her to give Jesus a try. <text:s/>David said in Psalm 119:71 "It is good for me that I have been afflicted; that I might learn thy statutes."</text:p>
      <text:p text:style-name="P2"><text:s text:c="2"/>Many Christians only want good things to happen and are in distress whenever negative things come into their life. <text:s/>It is in affliction that we learn humility. <text:s/>People worry about what others think about them but it is in affliction that we learn to be concerned about what God thinks of us. What other people think of us is our reputation but what God thinks of us is our character.</text:p>
      <text:p text:style-name="P2"><text:s text:c="2"/>The purest metals are those that pass through the hottest fire.</text:p>
      <text:p text:style-name="P2"><text:s text:c="2"/>A man is diagnosed with inoperable cancer of the brain. <text:s/>He goes to his pastor and asks for any advice that he has. <text:s/>This is the pastor’s answer: “Brother, most people go out of this world, to meet God, with no time to prepare and make things right. But you know that without a miracle you will soon be meeting God. <text:s/>You have a golden moment to correct anything that needs to be corrected that may be standing between you and your Saviour.” <text:s/>A few days later the man returned to joyfully tell his pastor that he had resolved a past grudge between himself and another brother in Christ. <text:s/>He had gone and asked forgiveness and was now thankful for the affliction that led to his clean heart.</text:p>
      <text:p text:style-name="P2"/>
      <text:p text:style-name="P2"><text:span text:style-name="T1">Conclude:</text:span> Ask for testimonies about learning from our troubles. <text:s/>Pray! Pray! <text:s/>P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esults of Righteousness</dc:title>
    <meta:initial-creator>Joel Tice</meta:initial-creator>
    <meta:creation-date>2008-10-04T16:54:00</meta:creation-date>
    <dc:creator>j </dc:creator>
    <dc:date>2021-04-17T20:45:24.36</dc:date>
    <meta:editing-cycles>6</meta:editing-cycles>
    <meta:editing-duration>PT3H46M</meta:editing-duration>
    <meta:document-statistic meta:table-count="0" meta:image-count="0" meta:object-count="0" meta:page-count="1" meta:paragraph-count="16" meta:word-count="833" meta:character-count="4545"/>
    <meta:generator>OpenOffice/4.1.3$Win32 OpenOffice.org_project/413m1$Build-9783</meta:generator>
  </office:meta>
</office:document-meta>
</file>